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13B00000146CF0AE722227DC6EB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svg:stroke-color="#00a933" draw:fill="gradient" draw:fill-color="#a1467e" draw:fill-gradient-name="Gradient_20_10" draw:textarea-horizontal-align="justify" draw:textarea-vertical-align="middle" draw:auto-grow-height="false" fo:min-height="0.502cm" fo:min-width="1.123cm"/>
    </style:style>
    <style:style style:name="gr3" style:family="graphic" style:parent-style-name="objectwithoutfill">
      <style:graphic-properties draw:stroke="dash" draw:stroke-dash="Dash" svg:stroke-width="0.035cm" svg:stroke-color="#000000" draw:marker-start-width="0.252cm" draw:marker-end-width="0.252cm" svg:stroke-opacity="65%" svg:stroke-linecap="butt" draw:fill="none" draw:textarea-horizontal-align="center" draw:textarea-vertical-align="middle" fo:padding-top="0.017cm" fo:padding-bottom="0.017cm" fo:padding-left="0.017cm" fo:padding-right="0.017cm"/>
    </style:style>
    <style:style style:name="gr4" style:family="graphic" style:parent-style-name="standard">
      <style:graphic-properties draw:stroke="dash" draw:stroke-dash="Dash" svg:stroke-width="0.028cm" svg:stroke-color="#000000" draw:marker-start-width="0.242cm" draw:marker-end-width="0.242cm" svg:stroke-opacity="65%" svg:stroke-linecap="butt" draw:fill="none" draw:opacity="100%" draw:textarea-horizontal-align="justify" draw:textarea-vertical-align="middle" draw:auto-grow-height="false" fo:min-height="0.161cm" fo:min-width="0.533cm" fo:padding-top="0.014cm" fo:padding-bottom="0.014cm" fo:padding-left="0.014cm" fo:padding-right="0.014cm"/>
    </style:style>
    <style:style style:name="gr5" style:family="graphic" style:parent-style-name="objectwithoutfill">
      <style:graphic-properties svg:stroke-width="0.035cm" svg:stroke-color="#ff0000" draw:marker-start-width="0.252cm" draw:marker-end="Arrowheads_20_1" draw:marker-end-width="0.352cm" svg:stroke-linecap="butt" draw:fill="none" draw:textarea-horizontal-align="center" draw:textarea-vertical-align="middle" fo:padding-top="0.017cm" fo:padding-bottom="0.017cm" fo:padding-left="0.017cm" fo:padding-right="0.01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5cm" fo:min-width="2.051cm"/>
      <style:paragraph-properties style:writing-mode="lr-tb"/>
    </style:style>
    <style:style style:name="gr7" style:family="graphic" style:parent-style-name="objectwithoutfill">
      <style:graphic-properties svg:stroke-width="0.053cm" svg:stroke-color="#e8f2a1" draw:marker-start-width="0.279cm" draw:marker-end="Arrowheads_20_2" draw:marker-end-width="0.379cm" draw:fill="none" draw:textarea-horizontal-align="center" draw:textarea-vertical-align="middle" fo:padding-top="0.026cm" fo:padding-bottom="0.026cm" fo:padding-left="0.026cm" fo:padding-right="0.0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5cm" fo:min-width="2.534cm"/>
      <style:paragraph-properties style:writing-mode="lr-tb"/>
    </style:style>
    <style:style style:name="gr9" style:family="graphic" style:parent-style-name="objectwithoutfill">
      <style:graphic-properties svg:stroke-width="0.053cm" svg:stroke-color="#e0c2cd" draw:marker-start-width="0.279cm" draw:marker-end="Arrowheads_20_2" draw:marker-end-width="0.379cm" draw:fill="none" draw:textarea-horizontal-align="center" draw:textarea-vertical-align="middle" fo:padding-top="0.026cm" fo:padding-bottom="0.026cm" fo:padding-left="0.026cm" fo:padding-right="0.026cm"/>
    </style:style>
    <style:style style:name="gr10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1" style:family="graphic" style:parent-style-name="objectwithoutfill">
      <style:graphic-properties svg:stroke-width="0.053cm" svg:stroke-color="#fff5ce" draw:marker-start-width="0.279cm" draw:marker-end="Arrowheads_20_2" draw:marker-end-width="0.379cm" draw:fill="none" draw:textarea-horizontal-align="center" draw:textarea-vertical-align="middle" fo:padding-top="0.026cm" fo:padding-bottom="0.026cm" fo:padding-left="0.026cm" fo:padding-right="0.026cm"/>
    </style:style>
    <style:style style:name="gr12" style:family="graphic" style:parent-style-name="standard">
      <style:graphic-properties draw:stroke="none" svg:stroke-width="0cm" svg:stroke-color="#ff69b4" draw:marker-start-width="0.622cm" draw:marker-end="Arrowheads_20_2" draw:marker-end-width="0.722cm" draw:fill="gradient" draw:fill-color="#ff69b4" draw:fill-gradient-name="Gradient_20_4" draw:opacity="100%" draw:textarea-horizontal-align="center" draw:textarea-vertical-align="middle" fo:padding-top="0.14cm" fo:padding-bottom="0.14cm" fo:padding-left="0.14cm" fo:padding-right="0.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2.647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gradient" draw:fill-color="#a1467e" draw:fill-gradient-name="Gradient_20_1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opacity="10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Latin Modern Roman" fo:font-size="18pt" style:font-size-asian="18pt" style:font-size-complex="18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gradient" draw:fill-color="#ff69b4" draw:fill-gradient-name="Gradient_20_4" draw:opacity="100%"/>
      <style:paragraph-properties fo:text-align="center"/>
    </style:style>
    <style:style style:name="P9" style:family="paragraph">
      <style:paragraph-properties fo:text-align="center"/>
      <style:text-properties fo:font-size="9pt" fo:font-style="italic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Latin Modern Roman" fo:font-size="9pt" fo:font-style="italic" style:font-size-asian="18pt" style:font-size-complex="18pt"/>
    </style:style>
    <style:style style:name="T1" style:family="text">
      <style:text-properties style:font-name="Latin Modern Roman" fo:font-size="18pt" style:font-size-asian="18pt" style:font-size-complex="18pt"/>
    </style:style>
    <style:style style:name="T2" style:family="text">
      <style:text-properties style:font-name="Latin Modern Roman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0.667cm" svg:height="11.065cm" svg:x="0cm" svg:y="-0.002cm">
          <draw:image xlink:href="Pictures/10000001000013B00000146CF0AE722227DC6EB4.png" xlink:type="simple" xlink:show="embed" xlink:actuate="onLoad" draw:mime-type="image/png">
            <text:p/>
          </draw:image>
        </draw:frame>
        <draw:g>
          <draw:custom-shape draw:style-name="gr2" draw:text-style-name="P2" draw:layer="layout" svg:width="1.587cm" svg:height="0.71cm" svg:x="8.773cm" svg:y="3.7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9.568cm" svg:y1="2.951cm" svg:x2="9.568cm" svg:y2="4.009cm">
            <text:p/>
          </draw:line>
          <draw:custom-shape draw:style-name="gr4" draw:text-style-name="P4" draw:layer="layout" svg:width="0.793cm" svg:height="0.265cm" svg:x="9.169cm" svg:y="2.8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3" draw:layer="layout" svg:x1="9.568cm" svg:y1="4.009cm" svg:x2="9.97cm" svg:y2="2.96cm">
            <text:p/>
          </draw:line>
          <draw:frame draw:style-name="gr6" draw:text-style-name="P6" draw:layer="layout" svg:width="2.051cm" svg:height="1.805cm" svg:x="8.426cm" svg:y="4.392cm">
            <draw:text-box>
              <text:p text:style-name="P5"><text:span text:style-name="T1">Stable</text:span></text:p>
              <text:p text:style-name="P5"><text:span text:style-name="T1">Motion</text:span></text:p>
            </draw:text-box>
          </draw:frame>
          <draw:line draw:style-name="gr7" draw:text-style-name="P3" draw:layer="layout" svg:x1="8.591cm" svg:y1="4.492cm" svg:x2="6.032cm" svg:y2="8.62cm">
            <text:p/>
          </draw:line>
          <draw:line draw:style-name="gr7" draw:text-style-name="P3" draw:layer="layout" svg:x1="8.591cm" svg:y1="4.492cm" svg:x2="6.686cm" svg:y2="4.81cm">
            <text:p/>
          </draw:line>
          <draw:line draw:style-name="gr7" draw:text-style-name="P3" draw:layer="layout" svg:x1="8.603cm" svg:y1="4.514cm" svg:x2="6.336cm" svg:y2="1.353cm">
            <text:p/>
          </draw:line>
          <draw:frame draw:style-name="gr8" draw:text-style-name="P6" draw:layer="layout" svg:width="2.534cm" svg:height="1.805cm" svg:x="1.276cm" svg:y="1cm">
            <draw:text-box>
              <text:p text:style-name="P5"><text:span text:style-name="T1">Unstable</text:span></text:p>
              <text:p text:style-name="P5"><text:span text:style-name="T1">Motion</text:span></text:p>
            </draw:text-box>
          </draw:frame>
          <draw:line draw:style-name="gr9" draw:text-style-name="P3" draw:layer="layout" svg:x1="3.81cm" svg:y1="1.952cm" svg:x2="8.572cm" svg:y2="0.365cm">
            <text:p/>
          </draw:line>
          <draw:line draw:style-name="gr9" draw:text-style-name="P3" draw:layer="layout" svg:x1="3.797cm" svg:y1="1.936cm" svg:x2="3.175cm" svg:y2="5.762cm">
            <text:p/>
          </draw:line>
          <draw:g>
            <svg:title>TexMaths</svg:title>
            <svg:desc>14§display§\mathbf{I}§svg§600§TRUE§</svg:desc>
            <draw:g>
              <draw:path draw:style-name="gr10" draw:text-style-name="P7" draw:layer="layout" svg:width="0.178cm" svg:height="0.334cm" svg:x="10.047cm" svg:y="2.637cm" svg:viewBox="0 0 179 335" svg:d="M124 22c18 0 37 0 55 0 0-7 0-15 0-22-19 1-68 1-90 1s-70 0-89-1c0 7 0 15 0 22 18 0 36 0 54 0 0 97 0 194 0 291-18 0-36 0-54 0 0 7 0 15 0 22 19-1 67-1 89-1s71 0 90 1c0-7 0-15 0-22-18 0-37 0-55 0 0-97 0-194 0-291z">
                <text:p/>
              </draw:path>
            </draw:g>
          </draw:g>
          <draw:g>
            <svg:title>TexMaths</svg:title>
            <svg:desc>18§display§\mathcal{H}_\text{critical}§svg§600§TRUE§</svg:desc>
            <draw:g>
              <draw:path draw:style-name="gr10" draw:text-style-name="P7" draw:layer="layout" svg:width="0.492cm" svg:height="0.458cm" svg:x="2.222cm" svg:y="7.14cm" svg:viewBox="0 0 493 459" svg:d="M196 219c9-31 16-61 23-92 8-43 13-84 13-91 0-36-36-36-43-36-49 0-92 18-121 38-50 34-68 77-68 79 0 5 5 5 7 5 6 0 34-7 49-32 16-31 34-56 91-56 26 0 31 18 31 29-4 24-2 28-11 73-2 16-3 29-18 83-7 0-14 0-21 0-18 0-47 19-47 30 0 4 0 4 14 4 15 0 30 0 45 0-12 45-30 104-59 181-7 14-5 11-7 16 0 4 5 4 7 4 9 0 29-8 41-20 4-4 4-6 7-11 22-56 42-113 58-170 47 0 95 0 142 0 7 0 18 0 29-6-7 25-32 128-32 178 0 18 10 34 37 34 83 0 130-52 130-72 0-3-2-5-6-5-5 0-39 9-48 34-2 5-4 5-15 7-7 2-13 1-19 2-13 0-27-7-27-27 0-7 5-43 7-56 11-70 41-188 95-331 2-4 2-6 2-7 0-4-4-4-5-4-9 0-29 9-40 20-2 2-5 3-7 9-25 62-45 125-65 190-56 0-113 0-169 0z">
                <text:p/>
              </draw:path>
              <draw:path draw:style-name="gr10" draw:text-style-name="P7" draw:layer="layout" svg:width="0.186cm" svg:height="0.2cm" svg:x="2.763cm" svg:y="7.466cm" svg:viewBox="0 0 187 201" svg:d="M151 22c-7 3-13 10-13 19 0 11 9 20 22 20s22-7 22-22c0-39-61-39-74-39-67 0-108 50-108 102 0 54 47 99 104 99 67 0 83-52 83-58 0-5-7-5-9-5-5 0-5 2-7 7-11 29-34 41-61 41-31 0-70-21-70-86 0-55 28-86 68-86 7 0 27 0 43 8z">
                <text:p/>
              </draw:path>
              <draw:path draw:style-name="gr10" draw:text-style-name="P7" draw:layer="layout" svg:width="0.157cm" svg:height="0.193cm" svg:x="2.99cm" svg:y="7.47cm" svg:viewBox="0 0 158 194" svg:d="M65 93c0-37 18-82 59-82-3 3-7 9-7 16 0 14 12 20 20 20 10 0 21-6 21-20s-14-27-36-27c-21 0-46 13-59 47 0-16 0-31 0-47-21 1-42 2-63 4 0 5 0 10 0 16 29 0 32 3 32 25 0 37 0 75 0 113 0 19-3 19-32 19 0 6 0 11 0 17 2 0 31-2 50-2 18 0 38 0 58 2 0-6 0-11 0-17-3 0-6 0-9 0-34 0-34-5-34-19 0-22 0-43 0-65z">
                <text:p/>
              </draw:path>
              <draw:path draw:style-name="gr10" draw:text-style-name="P7" draw:layer="layout" svg:width="0.096cm" svg:height="0.297cm" svg:x="3.19cm" svg:y="7.366cm" svg:viewBox="0 0 97 298" svg:d="M68 25c0-12-10-25-25-25-14 0-25 11-25 25 0 16 13 27 25 27 15 0 25-13 25-27zM2 108c0 5 0 10 0 16 27 0 30 1 30 23 0 38 0 76 0 115 0 19-3 19-32 19 0 6 0 11 0 17 2 0 32-2 50-2 15 0 31 0 47 2 0-6 0-11 0-17-27 0-30 0-30-19 0-53 0-105 0-158-22 1-44 2-65 4z">
                <text:p/>
              </draw:path>
              <draw:path draw:style-name="gr10" draw:text-style-name="P7" draw:layer="layout" svg:width="0.152cm" svg:height="0.273cm" svg:x="3.321cm" svg:y="7.393cm" svg:viewBox="0 0 153 274" svg:d="M76 97c23 0 46 0 70 0 0-6 0-11 0-16-24 0-47 0-70 0 0-27 0-54 0-81-5 0-10 0-15 0 0 39-20 82-61 84 0 4 0 9 0 13 14 0 28 0 41 0 0 39 0 79 0 118 0 49 36 59 62 59 30 0 50-25 50-59 0-8 0-17 0-25-5 0-10 0-15 0 0 8 0 16 0 23 0 31-14 47-32 47-30 0-30-36-30-45 0-39 0-79 0-118z">
                <text:p/>
              </draw:path>
              <draw:path draw:style-name="gr10" draw:text-style-name="P7" draw:layer="layout" svg:width="0.096cm" svg:height="0.297cm" svg:x="3.53cm" svg:y="7.366cm" svg:viewBox="0 0 97 298" svg:d="M68 25c0-12-10-25-25-25-12 0-25 11-25 25 0 16 13 27 25 27 15 0 25-13 25-27zM2 108c0 5 0 10 0 16 29 0 32 1 32 23 0 38 0 76 0 115 0 19-5 19-34 19 0 6 0 11 0 17 2 0 32-2 50-2 15 0 31 0 47 2 0-6 0-11 0-17-25 0-30 0-30-19 0-53 0-105 0-158-22 1-44 2-65 4z">
                <text:p/>
              </draw:path>
              <draw:path draw:style-name="gr10" draw:text-style-name="P7" draw:layer="layout" svg:width="0.186cm" svg:height="0.2cm" svg:x="3.668cm" svg:y="7.466cm" svg:viewBox="0 0 187 201" svg:d="M153 22c-9 3-13 10-13 19 0 11 7 20 20 20s22-7 22-22c0-39-61-39-74-39-67 0-108 50-108 102 0 54 49 99 106 99 65 0 81-52 81-58 0-5-5-5-7-5-6 0-7 2-9 7-9 29-33 41-59 41-31 0-71-21-71-86 0-55 27-86 69-86 5 0 27 0 43 8z">
                <text:p/>
              </draw:path>
              <draw:path draw:style-name="gr10" draw:text-style-name="P7" draw:layer="layout" svg:width="0.22cm" svg:height="0.2cm" svg:x="3.896cm" svg:y="7.466cm" svg:viewBox="0 0 221 201" svg:d="M174 79c0-23 0-40-21-56-18-16-40-23-65-23-41 0-72 16-72 43 0 14 9 22 22 22 11 0 20-9 20-20 0-9-4-18-15-22 16-10 42-10 43-10 26 0 52 16 52 53 0 5 0 9 0 13-23 2-53 3-86 14-39 15-52 40-52 59 0 38 47 49 77 49 36 0 58-20 67-38 2 18 12 36 34 36 14-14 43 0 43-43 0-8 0-16 0-23-5 0-9 0-14 0 0 7 0 15 0 23 0 5 0 25-16 25-17 0-17-20-17-25 0-26 0-51 0-77zM138 134c0 43-37 54-57 54-22 0-43-14-43-36 0-25 21-59 100-61 0 15 0 29 0 43z">
                <text:p/>
              </draw:path>
              <draw:path draw:style-name="gr10" draw:text-style-name="P7" draw:layer="layout" svg:width="0.098cm" svg:height="0.304cm" svg:x="4.15cm" svg:y="7.359cm" svg:viewBox="0 0 99 305" svg:d="M67 0c-23 1-45 2-67 4 0 5 0 10 0 16 29 0 32 3 32 25 0 75 0 149 0 224 0 20-3 20-32 20 0 5 0 10 0 16 16-1 31-2 49-2s34 0 50 2c0-6 0-11 0-16-29 0-32 0-32-20 0-90 0-179 0-269z">
                <text:p/>
              </draw:path>
            </draw:g>
          </draw:g>
          <draw:line draw:style-name="gr11" draw:text-style-name="P3" draw:layer="layout" svg:x1="3.81cm" svg:y1="7.35cm" svg:x2="4.445cm" svg:y2="6.08cm">
            <text:p/>
          </draw:line>
          <draw:polygon draw:style-name="gr12" draw:text-style-name="P8" draw:layer="layout" svg:width="3.492cm" svg:height="0.721cm" svg:x="5.714cm" svg:y="8.748cm" svg:viewBox="0 0 3493 722" draw:points="0,502 0,361 0,220 2771,220 2771,0 3493,361 2771,722 2771,502">
            <text:p/>
          </draw:polygon>
          <draw:frame draw:style-name="gr13" draw:text-style-name="P10" draw:layer="layout" svg:width="2.647cm" svg:height="0.635cm" svg:x="5.991cm" svg:y="8.847cm">
            <draw:text-box>
              <text:p text:style-name="P9"><text:span text:style-name="T2">Phase transition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dde8cb" draw:end-color="#ffd7d7" draw:start-intensity="100%" draw:end-intensity="100%" draw:angle="30deg" draw:border="0%"/>
    <draw:gradient draw:name="Gradient_20_10" draw:display-name="Gradient 10" draw:style="radial" draw:cx="50%" draw:cy="50%" draw:start-color="#6495ed" draw:end-color="#87cefa" draw:start-intensity="100%" draw:end-intensity="100%" draw:border="0%"/>
    <draw:gradient draw:name="Gradient_20_2" draw:display-name="Gradient 2" draw:style="linear" draw:start-color="#dde8cb" draw:end-color="#ffd7d7" draw:start-intensity="100%" draw:end-intensity="100%" draw:angle="90deg" draw:border="0%"/>
    <draw:gradient draw:name="Gradient_20_3" draw:display-name="Gradient 3" draw:style="linear" draw:start-color="#ffb6c1" draw:end-color="#ffd7d7" draw:start-intensity="100%" draw:end-intensity="100%" draw:angle="90deg" draw:border="0%"/>
    <draw:gradient draw:name="Gradient_20_4" draw:display-name="Gradient 4" draw:style="linear" draw:start-color="#ffb6c1" draw:end-color="#ff1493" draw:start-intensity="100%" draw:end-intensity="100%" draw:angle="90deg" draw:border="0%"/>
    <draw:gradient draw:name="Gradient_20_5" draw:display-name="Gradient 5" draw:style="radial" draw:cx="50%" draw:cy="50%" draw:start-color="#dde8cb" draw:end-color="#ffd7d7" draw:start-intensity="100%" draw:end-intensity="100%" draw:border="0%"/>
    <draw:gradient draw:name="Gradient_20_6" draw:display-name="Gradient 6" draw:style="ellipsoid" draw:cx="50%" draw:cy="50%" draw:start-color="#dde8cb" draw:end-color="#ffd7d7" draw:start-intensity="100%" draw:end-intensity="100%" draw:angle="30deg" draw:border="0%"/>
    <draw:gradient draw:name="Gradient_20_7" draw:display-name="Gradient 7" draw:style="square" draw:cx="50%" draw:cy="50%" draw:start-color="#dde8cb" draw:end-color="#ffd7d7" draw:start-intensity="100%" draw:end-intensity="100%" draw:angle="30deg" draw:border="0%"/>
    <draw:gradient draw:name="Gradient_20_8" draw:display-name="Gradient 8" draw:style="radial" draw:cx="50%" draw:cy="50%" draw:start-color="#6495ed" draw:end-color="#ffd7d7" draw:start-intensity="100%" draw:end-intensity="100%" draw:border="0%"/>
    <draw:gradient draw:name="Gradient_20_9" draw:display-name="Gradient 9" draw:style="radial" draw:cx="50%" draw:cy="50%" draw:start-color="#6495ed" draw:end-color="#4682b4" draw:start-intensity="100%" draw:end-intensity="100%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10.689cm" fo:page-height="11.07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generator>LibreOffice/7.3.2.2$MacOSX_AARCH64 LibreOffice_project/49f2b1bff42cfccbd8f788c8dc32c1c309559be0</meta:generator>
    <dc:date>2022-07-09T08:28:42.537666230</dc:date>
    <meta:editing-duration>PT16M54S</meta:editing-duration>
    <meta:editing-cycles>5</meta:editing-cycles>
    <meta:document-statistic meta:object-count="30"/>
  </office:meta>
</office:document-meta>
</file>